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gif" manifest:full-path="Pictures/10000000000000A500000064294780F2.gi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master-page-name="First_20_Page">
      <style:table-properties style:width="17.022cm" fo:margin-left="0cm" fo:margin-right="-0.021cm" style:page-number="auto" table:align="margins" style:writing-mode="lr-tb"/>
    </style:style>
    <style:style style:name="Tabella1.A" style:family="table-column">
      <style:table-column-properties style:column-width="8.909cm" style:rel-column-width="34302*"/>
    </style:style>
    <style:style style:name="Tabella1.B" style:family="table-column">
      <style:table-column-properties style:column-width="8.112cm" style:rel-column-width="31233*"/>
    </style:style>
    <style:style style:name="Tabella1.A1" style:family="table-cell">
      <style:table-cell-properties fo:padding="0.097cm" fo:border="none"/>
    </style:style>
    <style:style style:name="Tabella6" style:family="table">
      <style:table-properties style:width="16.955cm" table:align="left" style:writing-mode="lr-tb"/>
    </style:style>
    <style:style style:name="Tabella6.A" style:family="table-column">
      <style:table-column-properties style:column-width="5.636cm"/>
    </style:style>
    <style:style style:name="Tabella6.B" style:family="table-column">
      <style:table-column-properties style:column-width="3.297cm"/>
    </style:style>
    <style:style style:name="Tabella6.C" style:family="table-column">
      <style:table-column-properties style:column-width="8.022cm"/>
    </style:style>
    <style:style style:name="Tabella6.A1" style:family="table-cell">
      <style:table-cell-properties fo:padding-left="0.125cm" fo:padding-right="0.125cm" fo:padding-top="0cm" fo:padding-bottom="0cm" fo:border="none"/>
    </style:style>
    <style:style style:name="Tabella2" style:family="table">
      <style:table-properties style:width="17.018cm" fo:margin-left="0.004cm" fo:margin-right="-0.021cm" table:align="margins" style:writing-mode="lr-tb"/>
    </style:style>
    <style:style style:name="Tabella2.A" style:family="table-column">
      <style:table-column-properties style:column-width="1.991cm" style:rel-column-width="7668*"/>
    </style:style>
    <style:style style:name="Tabella2.B" style:family="table-column">
      <style:table-column-properties style:column-width="15.027cm" style:rel-column-width="57867*"/>
    </style:style>
    <style:style style:name="Tabella2.1" style:family="table-row">
      <style:table-row-properties style:keep-together="true" fo:keep-together="auto"/>
    </style:style>
    <style:style style:name="Tabella2.A1" style:family="table-cell">
      <style:table-cell-properties style:vertical-align="top" fo:padding-left="0.123cm" fo:padding-right="0.123cm" fo:padding-top="0cm" fo:padding-bottom="0cm" fo:border="none" style:writing-mode="lr-tb"/>
    </style:style>
    <style:style style:name="Tabella5" style:family="table">
      <style:table-properties style:width="17cm" table:align="margins" style:writing-mode="lr-tb"/>
    </style:style>
    <style:style style:name="Tabella5.A" style:family="table-column">
      <style:table-column-properties style:column-width="8.266cm" style:rel-column-width="31863*"/>
    </style:style>
    <style:style style:name="Tabella5.B" style:family="table-column">
      <style:table-column-properties style:column-width="8.735cm" style:rel-column-width="33672*"/>
    </style:style>
    <style:style style:name="Tabella5.1" style:family="table-row">
      <style:table-row-properties style:keep-together="true" fo:keep-together="auto"/>
    </style:style>
    <style:style style:name="Tabella5.A1" style:family="table-cell">
      <style:table-cell-properties style:vertical-align="top" fo:padding-left="0.123cm" fo:padding-right="0.123cm" fo:padding-top="0cm" fo:padding-bottom="0cm" fo:border="none" style:writing-mode="lr-tb"/>
    </style:style>
    <style:style style:name="P1" style:family="paragraph" style:parent-style-name="Footer">
      <style:text-properties style:font-name="Zurich XBlk BT" fo:font-size="8pt" style:font-size-asian="8pt" style:font-name-complex="Zurich XBlk BT"/>
    </style:style>
    <style:style style:name="P2" style:family="paragraph" style:parent-style-name="Standard" style:master-page-name="">
      <style:paragraph-properties fo:margin-left="0cm" fo:margin-right="0cm" fo:text-align="start" style:justify-single-word="false" fo:orphans="2" fo:widows="2" fo:text-indent="0cm" style:auto-text-indent="false" style:page-number="auto"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P3" style:family="paragraph" style:parent-style-name="Standard">
      <style:paragraph-properties fo:margin-left="0cm" fo:margin-right="0cm" fo:text-align="start" style:justify-single-word="false" fo:text-indent="0cm" style:auto-text-indent="false" style:text-autospace="none" style:punctuation-wrap="simple" style:vertical-align="baseline"/>
      <style:text-properties style:font-name="Arial" fo:font-size="11pt" fo:font-style="italic" style:text-underline-style="none" fo:font-weight="normal" fo:background-color="#ffff99" style:font-size-asian="11pt" style:font-style-asian="italic" style:font-weight-asian="normal" style:font-size-complex="11pt" style:font-style-complex="italic" style:font-weight-complex="normal"/>
    </style:style>
    <style:style style:name="P4" style:family="paragraph" style:parent-style-name="Standard">
      <style:paragraph-properties fo:margin-left="0cm" fo:margin-right="0cm" fo:text-align="justify" style:justify-single-word="false" fo:text-indent="0cm" style:auto-text-indent="false"/>
      <style:text-properties style:font-name="Arial" fo:font-size="11pt" fo:font-weight="bold" fo:background-color="transparent" style:font-size-asian="11pt" style:font-weight-asian="bold" style:font-size-complex="11pt" style:font-weight-complex="bold"/>
    </style:style>
    <style:style style:name="P5" style:family="paragraph" style:parent-style-name="Normale">
      <style:paragraph-properties fo:margin-left="0cm" fo:margin-right="0cm" fo:text-align="center" style:justify-single-word="false" fo:text-indent="0cm" style:auto-text-indent="false">
        <style:tab-stops>
          <style:tab-stop style:position="9.502cm"/>
        </style:tab-stops>
      </style:paragraph-properties>
      <style:text-properties style:font-name="Arial" fo:font-size="10pt" fo:font-weight="normal" style:font-size-asian="10pt" style:font-weight-asian="normal" style:font-size-complex="10pt"/>
    </style:style>
    <style:style style:name="P6" style:family="paragraph" style:parent-style-name="Standard">
      <style:paragraph-properties fo:text-align="start" style:justify-single-word="false"/>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P7" style:family="paragraph" style:parent-style-name="Standard">
      <style:paragraph-properties fo:text-align="justify" style:justify-single-word="false" style:snap-to-layout-grid="false"/>
      <style:text-properties style:font-name="Arial" fo:font-size="8pt" fo:font-style="italic" style:text-underline-style="none" style:font-size-asian="8pt" style:font-style-asian="italic" style:font-size-complex="8pt"/>
    </style:style>
    <style:style style:name="P8" style:family="paragraph" style:parent-style-name="Standard">
      <style:paragraph-properties fo:text-align="justify" style:justify-single-word="false" style:snap-to-layout-grid="false"/>
      <style:text-properties style:font-name="Arial" fo:font-size="8pt" fo:font-style="italic" style:font-size-asian="8pt" style:font-style-asian="italic" style:font-size-complex="8pt"/>
    </style:style>
    <style:style style:name="P9" style:family="paragraph" style:parent-style-name="Standard">
      <style:paragraph-properties fo:text-align="justify" style:justify-single-word="false" style:snap-to-layout-grid="false"/>
      <style:text-properties style:font-name="Arial" fo:font-size="8pt" fo:font-style="italic" fo:background-color="#ffff00" style:font-size-asian="8pt" style:font-style-asian="italic" style:font-size-complex="8pt"/>
    </style:style>
    <style:style style:name="P10" style:family="paragraph" style:parent-style-name="Standard">
      <style:paragraph-properties fo:text-align="end" style:justify-single-word="false">
        <style:tab-stops>
          <style:tab-stop style:position="7.999cm"/>
        </style:tab-stops>
      </style:paragraph-properties>
      <style:text-properties style:font-name="Arial" fo:font-size="10.5pt" fo:font-style="italic" fo:font-weight="normal" style:font-size-asian="10.5pt" style:font-style-asian="italic" style:font-weight-asian="normal" style:font-size-complex="10.5pt" style:font-style-complex="italic" style:font-weight-complex="normal"/>
    </style:style>
    <style:style style:name="P11" style:family="paragraph" style:parent-style-name="Standard">
      <style:paragraph-properties fo:text-align="justify" style:justify-single-word="false"/>
      <style:text-properties style:font-name="Arial" fo:font-size="10.5pt" fo:font-style="normal" fo:font-weight="normal" style:font-size-asian="10.5pt" style:font-style-asian="normal" style:font-weight-asian="normal" style:font-size-complex="10.5pt" style:font-style-complex="normal" style:font-weight-complex="normal"/>
    </style:style>
    <style:style style:name="P12" style:family="paragraph" style:parent-style-name="Standard">
      <style:text-properties style:font-name="Arial" fo:font-size="10.5pt" style:font-size-asian="10.5pt" style:font-size-complex="10.5pt"/>
    </style:style>
    <style:style style:name="P13" style:family="paragraph" style:parent-style-name="Standard">
      <style:paragraph-properties fo:text-align="center" style:justify-single-word="false"/>
      <style:text-properties style:font-name="Arial" fo:font-size="10.5pt" style:font-size-asian="10.5pt" style:font-size-complex="10.5pt"/>
    </style:style>
    <style:style style:name="P14" style:family="paragraph" style:parent-style-name="Standard">
      <style:paragraph-properties fo:text-align="center" style:justify-single-word="false" style:snap-to-layout-grid="false"/>
      <style:text-properties style:font-name="Arial" fo:font-size="10.5pt" style:font-size-asian="10.5pt" style:font-size-complex="10.5pt"/>
    </style:style>
    <style:style style:name="P15" style:family="paragraph" style:parent-style-name="Standard">
      <style:paragraph-properties fo:text-align="justify" style:justify-single-word="false"/>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P16" style:family="paragraph" style:parent-style-name="Standard">
      <style:paragraph-properties fo:text-align="justify" style:justify-single-word="false"/>
      <style:text-properties style:font-name="Arial" fo:font-size="11pt" style:text-underline-style="none" fo:font-weight="normal" style:font-size-asian="11pt" style:font-weight-asian="normal" style:font-size-complex="11pt" style:font-weight-complex="normal"/>
    </style:style>
    <style:style style:name="P17" style:family="paragraph" style:parent-style-name="Standard">
      <style:paragraph-properties fo:text-align="justify" style:justify-single-word="false"/>
      <style:text-properties style:font-name="Arial" fo:font-size="11pt" style:text-underline-style="none" fo:font-weight="normal" fo:background-color="#66ffff" style:font-size-asian="11pt" style:font-weight-asian="normal" style:font-size-complex="11pt" style:font-weight-complex="normal"/>
    </style:style>
    <style:style style:name="P18" style:family="paragraph" style:parent-style-name="Standard">
      <style:paragraph-properties fo:text-align="center" style:justify-single-word="false" style:snap-to-layout-grid="false"/>
      <style:text-properties style:font-name="Arial" fo:font-size="11pt" style:text-underline-style="none" fo:font-weight="normal" fo:background-color="#ffff00" style:font-size-asian="11pt" style:font-weight-asian="normal" style:font-size-complex="11pt" style:font-weight-complex="normal"/>
    </style:style>
    <style:style style:name="P19" style:family="paragraph" style:parent-style-name="Standard">
      <style:paragraph-properties fo:text-align="center" style:justify-single-word="false" style:snap-to-layout-grid="false"/>
      <style:text-properties style:font-name="Arial" fo:font-size="11pt" style:text-underline-style="none" fo:font-weight="normal" fo:background-color="#00ffff" style:font-size-asian="11pt" style:font-weight-asian="normal" style:font-size-complex="11pt" style:font-weight-complex="normal"/>
    </style:style>
    <style:style style:name="P20" style:family="paragraph" style:parent-style-name="Standard">
      <style:paragraph-properties fo:text-align="justify" style:justify-single-word="false"/>
      <style:text-properties style:font-name="Arial" fo:font-size="11pt" fo:font-weight="normal" style:font-size-asian="11pt" style:font-weight-asian="normal" style:font-size-complex="11pt" style:font-weight-complex="normal"/>
    </style:style>
    <style:style style:name="P21" style:family="paragraph" style:parent-style-name="Standard">
      <style:paragraph-properties fo:text-align="justify" style:justify-single-word="false"/>
      <style:text-properties style:font-name="Arial" fo:font-size="11pt" fo:font-style="italic" style:text-underline-style="none" fo:font-weight="normal" fo:background-color="#66ffff" style:font-size-asian="11pt" style:font-style-asian="italic" style:font-weight-asian="normal" style:font-size-complex="11pt" style:font-style-complex="italic" style:font-weight-complex="normal"/>
    </style:style>
    <style:style style:name="P22" style:family="paragraph" style:parent-style-name="Standard">
      <style:paragraph-properties fo:text-align="start" style:justify-single-word="false"/>
      <style:text-properties style:font-name="Arial" fo:font-size="11pt" fo:font-style="italic" fo:background-color="transparent" style:font-size-asian="11pt" style:font-style-asian="italic" style:font-size-complex="11pt" style:font-style-complex="italic"/>
    </style:style>
    <style:style style:name="P23" style:family="paragraph" style:parent-style-name="Standard">
      <style:paragraph-properties fo:text-align="start" style:justify-single-word="false"/>
      <style:text-properties style:font-name="Arial" fo:font-size="11pt" fo:font-style="italic" fo:background-color="#ffff00" style:font-size-asian="11pt" style:font-style-asian="italic" style:font-size-complex="11pt" style:font-style-complex="italic"/>
    </style:style>
    <style:style style:name="P24" style:family="paragraph" style:parent-style-name="Standard">
      <style:paragraph-properties fo:text-align="justify" style:justify-single-word="false"/>
      <style:text-properties style:font-name="Arial" fo:font-size="11pt" fo:font-weight="bold" fo:background-color="transparent" style:font-size-asian="11pt" style:font-weight-asian="bold" style:font-size-complex="11pt" style:font-weight-complex="bold"/>
    </style:style>
    <style:style style:name="P25" style:family="paragraph" style:parent-style-name="Standard">
      <style:paragraph-properties fo:text-align="center" style:justify-single-word="false"/>
      <style:text-properties style:font-name="Arial"/>
    </style:style>
    <style:style style:name="P26" style:family="paragraph" style:parent-style-name="Standard">
      <style:paragraph-properties>
        <style:tab-stops>
          <style:tab-stop style:position="7.999cm"/>
        </style:tab-stops>
      </style:paragraph-properties>
      <style:text-properties style:font-name="Arial" fo:font-size="10pt" fo:font-weight="normal" style:font-size-asian="10pt" style:font-weight-asian="normal" style:font-size-complex="10pt" style:font-weight-complex="normal"/>
    </style:style>
    <style:style style:name="P27" style:family="paragraph" style:parent-style-name="Normale">
      <style:paragraph-properties fo:text-align="center" style:justify-single-word="false" fo:hyphenation-ladder-count="no-limit"/>
      <style:text-properties style:font-name="Arial" fo:font-size="17pt" fo:font-weight="bold" style:font-size-asian="17pt" style:font-weight-asian="bold" style:font-size-complex="11pt" fo:hyphenate="false" fo:hyphenation-remain-char-count="2" fo:hyphenation-push-char-count="2"/>
    </style:style>
    <style:style style:name="P28" style:family="paragraph" style:parent-style-name="Normale">
      <style:paragraph-properties>
        <style:tab-stops>
          <style:tab-stop style:position="-2.501cm" style:type="right"/>
        </style:tab-stops>
      </style:paragraph-properties>
      <style:text-properties style:font-name="Arial" fo:font-size="11pt" fo:font-weight="bold" style:font-size-asian="11pt" style:font-weight-asian="bold" style:font-size-complex="11pt"/>
    </style:style>
    <style:style style:name="P29" style:family="paragraph" style:parent-style-name="Normale">
      <style:paragraph-properties>
        <style:tab-stops>
          <style:tab-stop style:position="-2.501cm" style:type="right"/>
        </style:tab-stops>
      </style:paragraph-properties>
      <style:text-properties style:font-name="Arial" fo:font-size="11pt" fo:language="it" fo:country="IT" fo:font-weight="bold" fo:background-color="#ffff00" style:font-size-asian="11pt" style:font-weight-asian="bold" style:font-name-complex="Times New Roman" style:font-size-complex="11pt" style:font-weight-complex="bold"/>
    </style:style>
    <style:style style:name="P30" style:family="paragraph" style:parent-style-name="Normale">
      <style:paragraph-properties fo:text-align="end" style:justify-single-word="false"/>
      <style:text-properties style:font-name="Arial" fo:font-size="11pt" style:font-size-asian="11pt" style:font-size-complex="11pt"/>
    </style:style>
    <style:style style:name="P31" style:family="paragraph" style:parent-style-name="Normale">
      <style:paragraph-properties>
        <style:tab-stops>
          <style:tab-stop style:position="-2.501cm" style:type="right"/>
        </style:tab-stops>
      </style:paragraph-properties>
      <style:text-properties style:font-name="Arial" fo:font-size="10.5pt" fo:font-weight="bold" style:font-size-asian="10.5pt" style:font-weight-asian="bold" style:font-size-complex="10.5pt"/>
    </style:style>
    <style:style style:name="P32" style:family="paragraph" style:parent-style-name="Normale">
      <style:paragraph-properties>
        <style:tab-stops>
          <style:tab-stop style:position="-2.501cm" style:type="right"/>
        </style:tab-stops>
      </style:paragraph-properties>
      <style:text-properties style:font-name="Arial" fo:font-size="10.5pt" fo:language="it" fo:country="IT" fo:font-weight="bold" fo:background-color="#ffff00" style:font-size-asian="10.5pt" style:font-weight-asian="bold" style:font-name-complex="Times New Roman" style:font-size-complex="10.5pt"/>
    </style:style>
    <style:style style:name="P33" style:family="paragraph" style:parent-style-name="Normale">
      <style:text-properties style:font-name="Arial" fo:font-size="10.5pt" style:font-size-asian="10.5pt" style:font-size-complex="10.5pt"/>
    </style:style>
    <style:style style:name="P34" style:family="paragraph" style:parent-style-name="Normale">
      <style:paragraph-properties fo:text-align="start" style:justify-single-word="false"/>
      <style:text-properties style:font-name="Arial" fo:font-size="10.5pt" style:font-size-asian="10.5pt" style:font-size-complex="10.5pt"/>
    </style:style>
    <style:style style:name="P35" style:family="paragraph" style:parent-style-name="Normale">
      <style:paragraph-properties>
        <style:tab-stops>
          <style:tab-stop style:position="-2.501cm" style:type="right"/>
        </style:tab-stops>
      </style:paragraph-properties>
      <style:text-properties style:font-name="Times New Roman" fo:font-size="10.5pt" fo:font-weight="bold" style:font-size-asian="10.5pt" style:font-weight-asian="bold" style:font-size-complex="10.5pt"/>
    </style:style>
    <style:style style:name="P36" style:family="paragraph" style:parent-style-name="Standard">
      <style:paragraph-properties fo:margin-left="2.251cm" fo:margin-right="0cm" fo:text-align="center" style:justify-single-word="false" fo:hyphenation-ladder-count="no-limit" fo:text-indent="-2.251cm" style:auto-text-indent="false">
        <style:tab-stops/>
      </style:paragraph-properties>
      <style:text-properties style:font-name="Arial" fo:font-size="11pt" style:font-size-asian="11pt" style:font-size-complex="11pt" fo:hyphenate="false" fo:hyphenation-remain-char-count="2" fo:hyphenation-push-char-count="2"/>
    </style:style>
    <style:style style:name="P37" style:family="paragraph" style:parent-style-name="Standard">
      <style:paragraph-properties fo:margin-left="2.251cm" fo:margin-right="0cm" fo:text-align="center" style:justify-single-word="false" fo:hyphenation-ladder-count="no-limit" fo:text-indent="-2.251cm" style:auto-text-indent="false">
        <style:tab-stops/>
      </style:paragraph-properties>
      <style:text-properties style:font-name="Arial" fo:font-size="11pt" fo:font-style="italic" fo:font-weight="normal" style:font-size-asian="11pt" style:font-style-asian="italic" style:font-weight-asian="normal" style:font-size-complex="11pt" style:font-style-complex="italic" style:font-weight-complex="normal" fo:hyphenate="false" fo:hyphenation-remain-char-count="2" fo:hyphenation-push-char-count="2"/>
    </style:style>
    <style:style style:name="P38" style:family="paragraph" style:parent-style-name="Normale">
      <style:paragraph-properties fo:margin-left="2.251cm" fo:margin-right="0cm" fo:text-align="justify" style:justify-single-word="false" fo:hyphenation-ladder-count="no-limit" fo:text-indent="-2.251cm" style:auto-text-indent="false">
        <style:tab-stops/>
      </style:paragraph-properties>
      <style:text-properties style:font-name="Arial" fo:font-size="10.5pt" style:font-size-asian="10.5pt" style:font-size-complex="10.5pt" fo:hyphenate="false" fo:hyphenation-remain-char-count="2" fo:hyphenation-push-char-count="2"/>
    </style:style>
    <style:style style:name="P39" style:family="paragraph" style:parent-style-name="Standard" style:master-page-name="">
      <style:paragraph-properties style:page-number="auto" fo:background-color="transparent">
        <style:tab-stops/>
        <style:background-image/>
      </style:paragraph-properties>
    </style:style>
    <style:style style:name="P40" style:family="paragraph" style:parent-style-name="Standard">
      <style:paragraph-properties fo:background-color="transparent">
        <style:tab-stops/>
        <style:background-image/>
      </style:paragraph-properties>
    </style:style>
    <style:style style:name="P41" style:family="paragraph" style:parent-style-name="Standard">
      <style:paragraph-properties fo:margin-left="0cm" fo:margin-right="0cm" fo:text-align="justify" style:justify-single-word="false" fo:text-indent="1.251cm" style:auto-text-indent="false"/>
      <style:text-properties style:font-name="Arial" fo:font-size="11pt" style:font-size-asian="11pt" style:font-size-complex="11pt"/>
    </style:style>
    <style:style style:name="P42" style:family="paragraph" style:parent-style-name="Standard">
      <style:paragraph-properties fo:margin-left="0cm" fo:margin-right="0cm" fo:margin-top="0.176cm" fo:margin-bottom="0cm" fo:text-indent="1.251cm" style:auto-text-indent="false" style:text-autospace="ideograph-alpha" style:punctuation-wrap="hanging" style:vertical-align="auto"/>
      <style:text-properties style:font-name="Arial" fo:font-size="10.5pt" style:font-size-asian="10.5pt" style:font-size-complex="10.5pt"/>
    </style:style>
    <style:style style:name="P43" style:family="paragraph" style:parent-style-name="Standard">
      <style:paragraph-properties fo:margin-left="0.635cm" fo:margin-right="0cm" fo:text-align="justify" style:justify-single-word="false" fo:text-indent="0cm" style:auto-text-indent="false"/>
      <style:text-properties style:font-name="Arial" fo:font-size="7pt" style:font-size-asian="7pt" style:font-size-complex="7pt"/>
    </style:style>
    <style:style style:name="P44" style:family="paragraph" style:parent-style-name="Normale_20__28_Web_29_">
      <style:paragraph-properties fo:margin-left="0cm" fo:margin-right="0.501cm" fo:margin-top="0cm" fo:margin-bottom="0cm" fo:text-indent="0cm" style:auto-text-indent="false">
        <style:tab-stops>
          <style:tab-stop style:position="-2.501cm" style:type="right"/>
        </style:tab-stops>
      </style:paragraph-properties>
      <style:text-properties style:font-name="Arial" fo:font-size="10.5pt" fo:font-weight="bold" style:font-size-asian="10.5pt" style:font-weight-asian="bold" style:font-size-complex="10.5pt"/>
    </style:style>
    <style:style style:name="P45" style:family="paragraph" style:parent-style-name="Normale">
      <style:paragraph-properties fo:margin-left="0cm" fo:margin-right="0.501cm" fo:text-align="justify" style:justify-single-word="false" fo:text-indent="0cm" style:auto-text-indent="false">
        <style:tab-stops/>
      </style:paragraph-properties>
      <style:text-properties style:font-name="Arial" fo:font-size="11pt" style:font-size-asian="11pt" style:font-size-complex="11pt"/>
    </style:style>
    <style:style style:name="P46" style:family="paragraph" style:parent-style-name="Normale">
      <style:paragraph-properties fo:margin-left="0.501cm" fo:margin-right="0.501cm" fo:text-align="justify" style:justify-single-word="false" fo:text-indent="0cm" style:auto-text-indent="false">
        <style:tab-stops/>
      </style:paragraph-properties>
      <style:text-properties style:font-name="Arial" fo:font-size="11pt" style:font-size-asian="11pt" style:font-size-complex="11pt"/>
    </style:style>
    <style:style style:name="P47" style:family="paragraph" style:parent-style-name="Text_20_body">
      <style:paragraph-properties fo:text-align="start" style:justify-single-word="false"/>
    </style:style>
    <style:style style:name="P48" style:family="paragraph" style:parent-style-name="Text_20_body">
      <style:paragraph-properties fo:text-align="start" style:justify-single-word="false"/>
      <style:text-properties style:font-name="Times New Roman" fo:font-size="10.5pt" style:font-size-asian="10.5pt" style:font-size-complex="10.5pt"/>
    </style:style>
    <style:style style:name="P49" style:family="paragraph" style:parent-style-name="Text_20_body">
      <style:paragraph-properties fo:text-align="center" style:justify-single-word="false"/>
      <style:text-properties fo:font-variant="normal" fo:text-transform="none" fo:color="#000000" style:font-name="Arial" fo:font-size="10pt" fo:font-style="normal" fo:font-weight="bold" fo:background-color="transparent" style:font-size-asian="10pt" style:font-weight-asian="bold" style:font-size-complex="10pt" style:font-weight-complex="bold"/>
    </style:style>
    <style:style style:name="P50" style:family="paragraph" style:parent-style-name="Text_20_body">
      <style:paragraph-properties fo:text-align="center" style:justify-single-word="false"/>
      <style:text-properties style:font-name="Arial" fo:font-size="7pt" style:font-size-asian="7pt" style:font-size-complex="7pt"/>
    </style:style>
    <style:style style:name="P51" style:family="paragraph" style:parent-style-name="Normale">
      <style:text-properties style:font-name="Arial" fo:font-size="9pt" fo:font-style="normal" style:text-underline-style="none" fo:font-weight="normal" fo:background-color="#9966cc" style:font-size-asian="9pt" style:language-asian="zxx" style:country-asian="none" style:font-style-asian="normal" style:font-weight-asian="normal" style:font-size-complex="9pt" style:font-style-complex="normal" style:font-weight-complex="normal"/>
    </style:style>
    <style:style style:name="P52" style:family="paragraph" style:parent-style-name="Normale">
      <style:text-properties style:font-name="Arial" fo:font-size="9pt" fo:font-weight="normal" style:font-size-asian="9pt" style:font-weight-asian="normal" style:font-size-complex="9pt" style:font-weight-complex="normal"/>
    </style:style>
    <style:style style:name="P53" style:family="paragraph" style:parent-style-name="Normale">
      <style:paragraph-properties fo:margin-left="0.101cm" fo:margin-right="0.101cm" fo:text-align="justify" style:justify-single-word="false" fo:hyphenation-ladder-count="no-limit" fo:text-indent="0cm" style:auto-text-indent="false">
        <style:tab-stops/>
      </style:paragraph-properties>
      <style:text-properties style:font-name="Times New Roman" fo:font-size="10.5pt" fo:font-weight="bold" style:font-size-asian="10.5pt" style:font-weight-asian="bold" style:font-size-complex="10.5pt" style:font-weight-complex="bold" fo:hyphenate="false" fo:hyphenation-remain-char-count="2" fo:hyphenation-push-char-count="2"/>
    </style:style>
    <style:style style:name="P54" style:family="paragraph" style:parent-style-name="Standard">
      <style:paragraph-properties fo:text-align="justify" style:justify-single-word="false"/>
      <style:text-properties style:font-name="Arial" fo:font-size="10.5pt" fo:font-style="normal" style:text-underline-style="none" fo:font-weight="normal" style:font-size-asian="10.5pt" style:font-style-asian="normal" style:font-weight-asian="normal" style:font-size-complex="10.5pt" style:font-style-complex="normal" style:font-weight-complex="normal"/>
    </style:style>
    <style:style style:name="T1" style:family="text">
      <style:text-properties fo:letter-spacing="-0.005cm" fo:font-weight="bold" style:font-weight-asian="bold"/>
    </style:style>
    <style:style style:name="T2" style:family="text">
      <style:text-properties fo:background-color="transparent"/>
    </style:style>
    <style:style style:name="T3" style:family="text">
      <style:text-properties fo:color="#000000" style:font-name="Arial"/>
    </style:style>
    <style:style style:name="T4" style:family="text">
      <style:text-properties style:text-underline-style="none"/>
    </style:style>
    <style:style style:name="T5" style:family="text">
      <style:text-properties style:text-underline-style="none" fo:font-weight="normal" style:font-weight-asian="normal" style:font-weight-complex="normal"/>
    </style:style>
    <style:style style:name="T6" style:family="text">
      <style:text-properties style:text-underline-style="none" fo:background-color="#66ffff"/>
    </style:style>
    <style:style style:name="T7" style:family="text">
      <style:text-properties style:font-name="Arial"/>
    </style:style>
    <style:style style:name="T8" style:family="text">
      <style:text-properties style:font-name="Arial" fo:font-size="11pt" style:text-underline-style="none" fo:font-weight="bold" style:font-size-asian="11pt" style:font-weight-asian="bold" style:font-size-complex="11pt" style:font-weight-complex="bold"/>
    </style:style>
    <style:style style:name="T9" style:family="text">
      <style:text-properties style:font-name="Arial" fo:font-size="11pt" style:text-underline-style="none" style:font-size-asian="11pt" style:font-size-complex="11pt"/>
    </style:style>
    <style:style style:name="T10" style:family="text">
      <style:text-properties style:font-name="Arial" fo:font-size="11pt" style:font-size-asian="11pt" style:font-size-complex="11pt"/>
    </style:style>
    <style:style style:name="T11" style:family="text">
      <style:text-properties style:font-name="Arial" fo:font-size="11pt" style:font-size-asian="11pt" style:font-size-complex="11pt" style:font-weight-complex="bold"/>
    </style:style>
    <style:style style:name="T12" style:family="text">
      <style:text-properties style:font-name="Arial" fo:font-size="11pt" fo:background-color="transparent" style:font-size-asian="11pt" style:font-size-complex="11pt"/>
    </style:style>
    <style:style style:name="T13" style:family="text">
      <style:text-properties style:font-name="Arial" fo:letter-spacing="-0.005cm" fo:font-style="normal" style:font-style-asian="normal" style:font-style-complex="normal" style:font-weight-complex="normal"/>
    </style:style>
    <style:style style:name="T14" style:family="text">
      <style:text-properties style:font-name="Arial" fo:background-color="transparent"/>
    </style:style>
    <style:style style:name="T15" style:family="text">
      <style:text-properties style:font-name="Arial" fo:font-size="10.5pt" fo:font-weight="bold" style:font-size-asian="10.5pt" style:font-weight-asian="bold" style:font-size-complex="10.5pt" style:font-weight-complex="bold"/>
    </style:style>
    <style:style style:name="T16" style:family="text">
      <style:text-properties style:font-name="Arial" fo:font-size="10.5pt" style:font-size-asian="10.5pt" style:font-size-complex="10.5pt"/>
    </style:style>
    <style:style style:name="T17" style:family="text">
      <style:text-properties style:font-name="Arial" fo:font-size="10.5pt" fo:background-color="#ffff00" style:font-size-asian="10.5pt" style:font-size-complex="10.5pt"/>
    </style:style>
    <style:style style:name="T18" style:family="text">
      <style:text-properties style:font-name="Arial" style:font-weight-complex="bold"/>
    </style:style>
    <style:style style:name="T19" style:family="text">
      <style:text-properties style:font-name="Arial" fo:font-size="9pt" fo:font-weight="bold" style:font-size-asian="9pt" style:font-weight-asian="bold" style:font-size-complex="9pt" style:font-weight-complex="bold"/>
    </style:style>
    <style:style style:name="T20" style:family="text">
      <style:text-properties style:font-name="Arial" fo:font-size="9pt" fo:font-weight="bold" fo:background-color="#ffff00" style:font-size-asian="9pt" style:font-weight-asian="bold" style:font-size-complex="9pt" style:font-weight-complex="bold"/>
    </style:style>
    <style:style style:name="T21" style:family="text">
      <style:text-properties style:font-name="Arial" fo:font-size="9pt" style:font-size-asian="9pt" style:font-size-complex="9pt"/>
    </style:style>
    <style:style style:name="T22" style:family="text">
      <style:text-properties style:font-name="Arial" fo:font-size="9pt" fo:background-color="#ffff00" style:font-size-asian="9pt" style:font-size-complex="9pt"/>
    </style:style>
    <style:style style:name="T23" style:family="text">
      <style:text-properties style:font-name="Arial" fo:font-size="9pt" fo:font-weight="normal" style:font-size-asian="9pt" style:font-weight-asian="normal" style:font-size-complex="9pt" style:font-weight-complex="normal"/>
    </style:style>
    <style:style style:name="T24" style:family="text">
      <style:text-properties style:font-name="Arial" fo:font-size="9pt" fo:font-weight="normal" fo:background-color="#ffff00" style:font-size-asian="9pt" style:font-weight-asian="normal" style:font-size-complex="9pt" style:font-weight-complex="normal"/>
    </style:style>
    <style:style style:name="T25" style:family="text">
      <style:text-properties style:font-name="Arial" fo:font-size="10pt" style:text-underline-style="none" fo:background-color="#ffff00" style:font-size-asian="10pt" style:font-size-complex="10pt"/>
    </style:style>
    <style:style style:name="T26" style:family="text">
      <style:text-properties style:font-name="Arial" fo:font-weight="bold" style:font-weight-asian="bold" style:font-weight-complex="bold"/>
    </style:style>
    <style:style style:name="T27" style:family="text">
      <style:text-properties style:font-name="Arial" fo:background-color="#ffff00"/>
    </style:style>
    <style:style style:name="T28" style:family="text">
      <style:text-properties fo:font-variant="normal" fo:text-transform="none" style:use-window-font-color="true" style:text-line-through-style="none" style:font-name="Arial" fo:font-size="11pt" fo:letter-spacing="normal" fo:font-style="normal" style:text-underline-style="none" style:text-blinking="false" style:font-size-asian="11pt" style:font-size-complex="11pt" style:font-weight-complex="bold"/>
    </style:style>
    <style:style style:name="T29" style:family="text">
      <style:text-properties fo:font-variant="normal" fo:text-transform="none" style:use-window-font-color="true" style:text-line-through-style="none" style:font-name="Arial" fo:letter-spacing="normal" fo:font-style="normal" style:text-underline-style="none" style:text-blinking="false" style:font-weight-complex="bold"/>
    </style:style>
    <style:style style:name="T30" style:family="text">
      <style:text-properties fo:background-color="#ffff00"/>
    </style:style>
    <style:style style:name="T31" style:family="text">
      <style:text-properties fo:font-size="11pt" fo:background-color="transparent" style:font-size-asian="11pt" style:font-size-complex="11pt"/>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1" table:style-name="Tabella1">
        <table:table-column table:style-name="Tabella1.A"/>
        <table:table-column table:style-name="Tabella1.B"/>
        <table:table-row>
          <table:table-cell table:style-name="Tabella1.A1" office:value-type="string">
            <text:p text:style-name="P26">Prot. interno</text:p>
          </table:table-cell>
          <table:table-cell table:style-name="Tabella1.A1" office:value-type="string">
            <text:p text:style-name="P10"><text:span text:style-name="Car._20_predefinito_20_paragrafo"><text:span text:style-name="T25"/></text:span></text:p>
          </table:table-cell>
        </table:table-row>
      </table:table>
      <text:p text:style-name="Text_20_body"><text:span text:style-name="Car._20_predefinito_20_paragrafo"><text:span text:style-name="T9"/></text:span></text:p>
      <text:p text:style-name="P47"><text:span text:style-name="Car._20_predefinito_20_paragrafo"><text:span text:style-name="T9">CLASSIFICAZIONE ${documentRoot.protocollo.CLASS_COD_DEFINITIVO} - ${documentRoot.protocollo.FASCICOLO_ANNO_DEFINITIVO}/${documentRoot.protocollo.FASCICOLO_NUMERO_DEFINITIVO} </text:span></text:span></text:p>
      <text:p text:style-name="P48"><text:span text:style-name="Car._20_predefinito_20_paragrafo"><text:span text:style-name="T8">Prot. Numero: </text:span></text:span><text:bookmark text:name="i0RCdc"/><text:span text:style-name="Car._20_predefinito_20_paragrafo"><text:span text:style-name="T8">${documentRoot.protocollo.NUMERO_PROTOCOLLO}</text:span></text:span><text:span text:style-name="Car._20_predefinito_20_paragrafo"><text:span text:style-name="T9"> <text:s text:c="2"/>del ${documentRoot.protocollo.DATA_PROTOCOLLO} <text:s/></text:span></text:span></text:p>
      <text:p text:style-name="P12"/>
      <table:table table:name="Tabella6" table:style-name="Tabella6">
        <table:table-column table:style-name="Tabella6.A"/>
        <table:table-column table:style-name="Tabella6.B"/>
        <table:table-column table:style-name="Tabella6.C"/>
        <table:table-row>
          <table:table-cell table:style-name="Tabella6.A1" office:value-type="string">
            <text:p text:style-name="Normale"><text:span text:style-name="Car._20_predefinito_20_paragrafo"><text:span text:style-name="T23">Rif. pratica <text:s/>[numero] - </text:span></text:span><text:span text:style-name="Car._20_predefinito_20_paragrafo"><text:span text:style-name="T24">sigla</text:span></text:span></text:p>
            <text:p text:style-name="Normale"><text:span text:style-name="Car._20_predefinito_20_paragrafo"><text:span text:style-name="T23"><text:s/></text:span></text:span></text:p>
            <text:p text:style-name="P52"/>
          </table:table-cell>
          <table:table-cell table:style-name="Tabella6.A1" office:value-type="string">
            <text:p text:style-name="P30"/>
          </table:table-cell>
          <table:table-cell table:style-name="Tabella6.A1" office:value-type="string">
            <text:p text:style-name="P44"><text:span text:style-name="Car._20_predefinito_20_paragrafo"><text:span text:style-name="T18">Al Settore <text:s/>5 <text:s/>Lavori Pubblici ed Ambiente</text:span></text:span></text:p>
            <text:p text:style-name="P28"/>
          </table:table-cell>
        </table:table-row>
        <table:table-row>
          <table:table-cell table:style-name="Tabella6.A1" office:value-type="string">
            <text:p text:style-name="P52">Allegati: <text:span text:style-name="T30">….. inserire il nome degli allegati che saranno da inserire anche in sfera oppure</text:span></text:p>
            <text:p text:style-name="P51">segue trasmissione degli elaborati cartacei</text:p>
          </table:table-cell>
          <table:table-cell table:style-name="Tabella6.A1" office:value-type="string">
            <text:p text:style-name="P30"/>
          </table:table-cell>
          <table:table-cell table:style-name="Tabella6.A1" office:value-type="string">
            <text:p text:style-name="P31"><text:span text:style-name="Car._20_predefinito_20_paragrafo"><text:span text:style-name="T18">Al Settore 6 Corpo di Polizia Municipale</text:span></text:span></text:p>
            <text:p text:style-name="P35"><text:span text:style-name="Car._20_predefinito_20_paragrafo"><text:span text:style-name="T11"/></text:span></text:p>
          </table:table-cell>
        </table:table-row>
        <table:table-row>
          <table:table-cell table:style-name="Tabella6.A1" office:value-type="string">
            <text:p text:style-name="P52"/>
          </table:table-cell>
          <table:table-cell table:style-name="Tabella6.A1" office:value-type="string">
            <text:p text:style-name="P30"/>
          </table:table-cell>
          <table:table-cell table:style-name="Tabella6.A1" office:value-type="string">
            <text:p text:style-name="P35"><text:span text:style-name="Car._20_predefinito_20_paragrafo"><text:span text:style-name="T29">Al Settore 1 Gestione Risorse Finanziare- Economato</text:span></text:span></text:p>
            <text:p text:style-name="P35"><text:span text:style-name="Car._20_predefinito_20_paragrafo"><text:span text:style-name="T28"/></text:span></text:p>
          </table:table-cell>
        </table:table-row>
        <table:table-row>
          <table:table-cell table:style-name="Tabella6.A1" office:value-type="string">
            <text:p text:style-name="P52"/>
          </table:table-cell>
          <table:table-cell table:style-name="Tabella6.A1" office:value-type="string">
            <text:p text:style-name="P30"/>
          </table:table-cell>
          <table:table-cell table:style-name="Tabella6.A1" office:value-type="string">
            <text:p text:style-name="P31"><text:span text:style-name="Car._20_predefinito_20_paragrafo"><text:span text:style-name="T18">Al Settore 2 Affari Generali, Risorse Umane e Servizi Demografici</text:span></text:span></text:p>
            <text:p text:style-name="P35"><text:span text:style-name="Car._20_predefinito_20_paragrafo"><text:span text:style-name="T11"/></text:span></text:p>
          </table:table-cell>
        </table:table-row>
        <table:table-row>
          <table:table-cell table:style-name="Tabella6.A1" office:value-type="string">
            <text:p text:style-name="P52"/>
          </table:table-cell>
          <table:table-cell table:style-name="Tabella6.A1" office:value-type="string">
            <text:p text:style-name="P30"/>
          </table:table-cell>
          <table:table-cell table:style-name="Tabella6.A1" office:value-type="string">
            <text:p text:style-name="P31"><text:span text:style-name="Car._20_predefinito_20_paragrafo"><text:span text:style-name="T7">Al Settore 3 Cultura, Turismo ed Attività Produttive</text:span></text:span></text:p>
          </table:table-cell>
        </table:table-row>
        <table:table-row>
          <table:table-cell table:style-name="Tabella6.A1" office:value-type="string">
            <text:p text:style-name="P52"/>
          </table:table-cell>
          <table:table-cell table:style-name="Tabella6.A1" office:value-type="string">
            <text:p text:style-name="P30"/>
          </table:table-cell>
          <table:table-cell table:style-name="Tabella6.A1" office:value-type="string">
            <text:p text:style-name="P29"/>
          </table:table-cell>
        </table:table-row>
        <table:table-row>
          <table:table-cell table:style-name="Tabella6.A1" office:value-type="string">
            <text:p text:style-name="P52"/>
          </table:table-cell>
          <table:table-cell table:style-name="Tabella6.A1" office:value-type="string">
            <text:p text:style-name="P30"/>
          </table:table-cell>
          <table:table-cell table:style-name="Tabella6.A1" office:value-type="string">
            <text:p text:style-name="P32"><text:span text:style-name="Car._20_predefinito_20_paragrafo"><text:span text:style-name="T14">Al Settore 7 Attività Sociali ed Educative</text:span></text:span></text:p>
          </table:table-cell>
        </table:table-row>
      </table:table>
      <text:p text:style-name="P34"/>
      <text:p text:style-name="P33"/>
      <table:table table:name="Tabella2" table:style-name="Tabella2">
        <table:table-column table:style-name="Tabella2.A"/>
        <table:table-column table:style-name="Tabella2.B"/>
        <table:table-row table:style-name="Tabella2.1">
          <table:table-cell table:style-name="Tabella2.A1" office:value-type="string">
            <text:p text:style-name="P15">Oggetto:</text:p>
          </table:table-cell>
          <table:table-cell table:style-name="Tabella2.A1" office:value-type="string">
            <text:p text:style-name="P53"><text:span text:style-name="Car._20_predefinito_20_paragrafo"><text:span text:style-name="T13">${documentRoot.protocollo.OGGETTO_PROTOCOLLO_DEFINITIVO} </text:span></text:span></text:p>
          </table:table-cell>
        </table:table-row>
      </table:table>
      <text:p text:style-name="P38"/>
      <text:p text:style-name="P54"><text:span text:style-name="Car._20_predefinito_20_paragrafo"><text:span text:style-name="T31">Richiesta del parere di competenza relativamente al progetto allegato alla [tipo_pratica] ai sensi del D.P.R. 380/01 e s.m.i. <text:s/>presentata in data [data_presentazione] e recepita agli atti al prot. n° [protocollo] del [data_protocollo] relativa a [oggetto] presso [ubicazione].</text:span></text:span></text:p>
      <text:p text:style-name="P54"><text:span text:style-name="Car._20_predefinito_20_paragrafo"><text:span text:style-name="T31"/></text:span></text:p>
      <text:p text:style-name="P20"><text:span text:style-name="T4"><text:tab/></text:span><text:span text:style-name="T4">Si richiede il parere di competenza in merito al progetto indicato in oggetto </text:span><text:span text:style-name="T6">trasmesso in allegato.</text:span></text:p>
      <text:p text:style-name="P21">oppure</text:p>
      <text:p text:style-name="P17"><text:tab/>Segue l'inoltro degli elaborati progettuali cartacei.</text:p>
      <text:p text:style-name="P21">oppure</text:p>
      <text:p text:style-name="P17">Gli allegati progettuali sono stati già inviati a codesto Settore/Settori in indirizzo tramite mail in data............ </text:p>
      <text:p text:style-name="P21">oppure</text:p>
      <text:p text:style-name="P17"><text:tab/>Gli allegati progettuali <text:s/>sono consultabili tramite PRATICAWEB</text:p>
      <text:p text:style-name="P46"/>
      <text:p text:style-name="P45"><text:tab/>Resta inteso che, avuto riguardo ai rispettivi tempi ammessi dalla normativa vigente per <text:soft-page-break/>la conclusione del procedimento istruttorio, trascorsi 15 giorni dal ricevimento della presente senza riscontro da parte di codesto Settore, la relativa valutazione in merito alle opere in oggetto sarà considerata espressa positivamente. </text:p>
      <text:p text:style-name="P41"/>
      <text:p text:style-name="P16"><text:tab/>Distinti saluti.</text:p>
      <text:p text:style-name="P16"><text:tab/></text:p>
      <text:p text:style-name="P4"><text:tab/></text:p>
      <text:p text:style-name="P42"/>
      <table:table table:name="Tabella5" table:style-name="Tabella5">
        <table:table-column table:style-name="Tabella5.A"/>
        <table:table-column table:style-name="Tabella5.B"/>
        <table:table-row table:style-name="Tabella5.1">
          <table:table-cell table:style-name="Tabella5.A1" office:value-type="string">
            <text:p text:style-name="P13"/>
          </table:table-cell>
          <table:table-cell table:style-name="Tabella5.A1" office:value-type="string">
            <text:p text:style-name="P18">Il responsabile del Servizio Edilizia Privata</text:p>
            <text:p text:style-name="P19">Il Dirigente</text:p>
          </table:table-cell>
        </table:table-row>
        <table:table-row table:style-name="Tabella5.1">
          <table:table-cell table:style-name="Tabella5.A1" office:value-type="string">
            <text:p text:style-name="P14"/>
          </table:table-cell>
          <table:table-cell table:style-name="Tabella5.A1" office:value-type="string">
            <text:p text:style-name="P25">${documentRoot.protocollo.DIRIGENTE_DEFINITIVO} </text:p>
            <text:p text:style-name="P5">(Sottoscritto digitalmente ai sensi</text:p>
            <text:p text:style-name="P5">dell'art. 21 D.Lgs n. 82/2005 e s.m.i.)</text:p>
            <text:p text:style-name="P13"/>
          </table:table-cell>
        </table:table-row>
      </table:table>
      <text:p text:style-name="P22">REFERENTI PER LA PRATICA:</text:p>
      <text:p text:style-name="P23">Istruttore della pratica: <text:span text:style-name="T5"><text:s/>[istruttore_tecnico]</text:span> (0198310 <text:s text:c="8"/>)</text:p>
      <text:p text:style-name="P23">Responsabile del Servizio Edilizia Privata Arch. Luca Spada </text:p>
      <text:p text:style-name="P3"><text:span text:style-name="Car._20_predefinito_20_paragrafo"><text:span text:style-name="T3">Responsabile dell'U.O. Edilizia certificata Arch. Caterina Curti</text:span></text:span></text:p>
      <text:p text:style-name="P49"/>
      <text:p text:style-name="P49"/>
      <text:p text:style-name="P50"/>
      <text:p text:style-name="P43"/>
      <text:p text:style-name="P43"/>
      <text:p text:style-name="P43"/>
      <text:p text:style-name="P43"/>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punctuation-wrap="hanging" style:vertical-align="auto"/>
      <style:text-properties style:font-name="Arial" fo:font-size="11pt" fo:font-weight="bold" style:font-name-asian="Arial Unicode MS" style:font-size-asian="11pt" style:font-weight-asian="bold" style:font-name-complex="Arial" style:font-size-complex="11pt"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Body_20_Text_20_2" style:display-name="Body Text 2" style:family="paragraph" style:parent-style-name="Standard">
      <style:paragraph-properties fo:margin="100%" fo:margin-left="0.501cm" fo:margin-right="0cm" fo:margin-top="0cm" fo:margin-bottom="0cm" fo:text-align="justify" style:justify-single-word="false" fo:orphans="0" fo:widows="0" fo:text-indent="-0.501cm" style:auto-text-indent="false">
        <style:tab-stops>
          <style:tab-stop style:position="0.501cm"/>
        </style:tab-stops>
      </style:paragraph-properties>
      <style:text-properties fo:font-size="11pt" style:font-size-asian="11pt"/>
    </style:style>
    <style:style style:name="Text_20_body_20_indent" style:display-name="Text body indent" style:family="paragraph" style:parent-style-name="Standard" style:class="text">
      <style:paragraph-properties fo:margin="100%" fo:margin-left="0.635cm" fo:margin-right="0cm" fo:margin-top="0cm" fo:margin-bottom="0cm" fo:text-align="justify" style:justify-single-word="false" fo:text-indent="0.614cm" style:auto-text-indent="false"/>
      <style:text-properties fo:font-size="12pt" fo:font-weight="bold" style:font-size-asian="12pt" style:font-weight-asian="bold" style:font-weight-complex="bold"/>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style:font-name="Arial Unicode MS" fo:font-size="12pt" style:font-name-asian="Arial Unicode MS" style:font-size-asian="12pt" style:font-name-complex="Arial Unicode MS"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Rientro_20_corpo_20_del_20_testo_20_2" style:display-name="Rientro corpo del testo 2" style:family="paragraph" style:parent-style-name="Normale">
      <style:paragraph-properties fo:margin="100%" fo:margin-left="0cm" fo:margin-right="0cm" fo:margin-top="0cm" fo:margin-bottom="0cm" fo:text-align="justify" style:justify-single-word="false" fo:hyphenation-ladder-count="no-limit" fo:text-indent="1.249cm" style:auto-text-indent="false"/>
      <style:text-properties fo:font-size="12pt" style:font-size-asian="12pt" fo:hyphenate="false" fo:hyphenation-remain-char-count="0" fo:hyphenation-push-char-count="0"/>
    </style:style>
    <style:style style:name="WW8Num1z0" style:family="text"/>
    <style:style style:name="WW8Num2z0" style:family="text">
      <style:text-properties style:font-name="Wingdings" style:font-name-complex="Wingding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Wingdings" fo:background-color="#ffff00" style:font-name-complex="Wingdings"/>
    </style:style>
    <style:style style:name="WW8Num9z1" style:family="text"/>
    <style:style style:name="WW8Num9z3" style:family="text">
      <style:text-properties style:font-name="Symbol" style:font-name-complex="Symbol"/>
    </style:style>
    <style:style style:name="WW8Num9z4" style:family="text">
      <style:text-properties style:font-name="Courier New" style:font-name-complex="Courier New"/>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0" style:family="text"/>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style:font-name-comple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size="10pt" style:font-size-asian="10pt" style:font-name-complex="Symbol"/>
    </style:style>
    <style:style style:name="WW8Num18z1" style:family="text">
      <style:text-properties style:font-name="Courier New" fo:font-size="10pt" style:font-size-asian="10pt" style:font-name-complex="Courier New"/>
    </style:style>
    <style:style style:name="WW8Num18z2" style:family="text">
      <style:text-properties style:font-name="Wingdings" fo:font-size="10pt" style:font-size-asian="10pt" style:font-name-complex="Wingdings"/>
    </style:style>
    <style:style style:name="WW8Num19z0" style:family="text">
      <style:text-properties style:font-name="Symbol" fo:font-size="10pt" style:font-size-asian="10pt" style:font-name-complex="Symbol"/>
    </style:style>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text-properties style:font-name="Wingdings" style:font-name-complex="Wingdings"/>
    </style:style>
    <style:style style:name="WW8Num22z1" style:family="text"/>
    <style:style style:name="WW8Num22z3" style:family="text">
      <style:text-properties style:font-name="Symbol" style:font-name-complex="Symbol"/>
    </style:style>
    <style:style style:name="WW8Num22z4" style:family="text">
      <style:text-properties style:font-name="Courier New" style:font-name-complex="Courier New"/>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fo:font-size="10pt" style:font-size-asian="10pt" style:font-name-complex="Symbol"/>
    </style:style>
    <style:style style:name="WW8Num24z1" style:family="text">
      <style:text-properties style:font-name="Courier New" fo:font-size="10pt" style:font-size-asian="10pt" style:font-name-complex="Courier New"/>
    </style:style>
    <style:style style:name="WW8Num24z2" style:family="text">
      <style:text-properties style:font-name="Wingdings" fo:font-size="10pt" style:font-size-asian="10pt" style:font-name-complex="Wingdings"/>
    </style:style>
    <style:style style:name="WW8Num25z0" style:family="text">
      <style:text-properties style:font-name="Symbol" style:font-name-complex="Symbol"/>
    </style:style>
    <style:style style:name="WW8Num25z1" style:family="text"/>
    <style:style style:name="WW8Num25z2" style:family="text">
      <style:text-properties style:font-name="Wingdings" style:font-name-complex="Wingdings"/>
    </style:style>
    <style:style style:name="WW8Num25z4" style:family="text">
      <style:text-properties style:font-name="Courier New" style:font-name-complex="Courier New"/>
    </style:style>
    <style:style style:name="WW8Num26z0" style:family="text"/>
    <style:style style:name="WW8Num27z0" style:family="text"/>
    <style:style style:name="WW8Num28z0" style:family="text">
      <style:text-properties style:font-name="Wingdings" style:font-name-complex="Wingdings"/>
    </style:style>
    <style:style style:name="WW8Num29z0" style:family="text">
      <style:text-properties style:font-name="Wingdings" fo:font-size="8pt" style:font-size-asian="8pt" style:font-name-complex="Times New Roman" style:font-size-complex="8pt"/>
    </style:style>
    <style:style style:name="WW8Num30z0" style:family="text">
      <style:text-properties style:font-name="Wingdings" style:font-name-complex="Wingdings"/>
    </style:style>
    <style:style style:name="WW8Num30z1" style:family="text">
      <style:text-properties style:font-name="Courier New" style:font-name-complex="Courier New"/>
    </style:style>
    <style:style style:name="WW8Num30z3" style:family="text">
      <style:text-properties style:font-name="Symbol" style:font-name-comple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style:font-name-complex="Symbol"/>
    </style:style>
    <style:style style:name="WW8Num34z1" style:family="text"/>
    <style:style style:name="WW8Num34z2" style:family="text">
      <style:text-properties style:font-name="Wingdings" style:font-name-complex="Wingdings"/>
    </style:style>
    <style:style style:name="WW8Num34z4" style:family="text">
      <style:text-properties style:font-name="Courier New" style:font-name-complex="Courier New"/>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Wingdings" style:font-name-complex="Wingdings"/>
    </style:style>
    <style:style style:name="WW8NumSt1z0" style:family="text">
      <style:text-properties style:font-name="Symbol" style:font-name-complex="Symbol"/>
    </style:style>
    <style:style style:name="WW8NumSt1z1" style:family="text">
      <style:text-properties style:font-name="Courier New" style:font-name-complex="Courier New"/>
    </style:style>
    <style:style style:name="WW8NumSt1z2" style:family="text">
      <style:text-properties style:font-name="Wingdings" style:font-name-complex="Wingdings"/>
    </style:style>
    <style:style style:name="WW8NumSt3z0" style:family="text">
      <style:text-properties style:font-name="Symbol" style:font-name-complex="Symbol"/>
    </style:style>
    <style:style style:name="WW8NumSt4z0" style:family="text">
      <style:text-properties style:font-name="Symbol" fo:font-size="8pt" style:font-size-asian="8pt" style:font-name-complex="Symbol"/>
    </style:style>
    <style:style style:name="WW8NumSt10z0" style:family="text">
      <style:text-properties style:font-name="Wingdings" fo:font-size="8pt" style:font-size-asian="8pt" style:font-name-complex="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Hyperlink" style:family="text" style:parent-style-name="Car._20_predefinito_20_paragrafo">
      <style:text-properties fo:color="#0000ff"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text:style-name="WW8Num9z1" style:num-suffix="." style:num-format="1">
        <style:list-level-properties text:list-level-position-and-space-mode="label-alignment">
          <style:list-level-label-alignment text:label-followed-by="listtab" text:list-tab-stop-position="0.499cm" fo:text-indent="-0.499cm" fo:margin-left="2.404cm"/>
        </style:list-level-properties>
      </text:list-level-style-number>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499cm" fo:text-indent="-0.499cm" fo:margin-left="1.498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3.538cm" fo:text-indent="-0.635cm" fo:margin-left="3.538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text:list-tab-stop-position="4.808cm" fo:text-indent="-0.635cm" fo:margin-left="4.808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6.078cm" fo:text-indent="-0.635cm" fo:margin-left="6.07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348cm" fo:text-indent="-0.635cm" fo:margin-left="7.348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text:list-tab-stop-position="8.618cm" fo:text-indent="-0.635cm" fo:margin-left="8.618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888cm" fo:text-indent="-0.635cm" fo:margin-left="9.888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158cm" fo:text-indent="-0.635cm" fo:margin-left="11.158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text:list-tab-stop-position="12.428cm" fo:text-indent="-0.635cm" fo:margin-left="12.4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635cm" fo:text-indent="-0.801cm" fo:margin-left="1.635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WW8Num17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cm" fo:text-indent="-0.801cm" fo:margin-left="1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2.706cm" fo:text-indent="-0.635cm" fo:margin-left="2.706cm"/>
        </style:list-level-properties>
        <style:text-properties style:font-name="Wingdings"/>
      </text:list-level-style-bullet>
      <text:list-level-style-number text:level="2" text:style-name="WW8Num22z1"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bullet text:level="3" text:style-name="WW8Num22z0" style:num-suffix="." text:bullet-char="">
        <style:list-level-properties text:list-level-position-and-space-mode="label-alignment">
          <style:list-level-label-alignment text:label-followed-by="listtab" text:list-tab-stop-position="5.246cm" fo:text-indent="-0.635cm" fo:margin-left="5.24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6.516cm" fo:text-indent="-0.635cm" fo:margin-left="6.516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7.786cm" fo:text-indent="-0.635cm" fo:margin-left="7.786cm"/>
        </style:list-level-properties>
        <style:text-properties fo:font-family="'Courier New'" style:font-family-generic="modern" style:font-pitch="fixed"/>
      </text:list-level-style-bullet>
      <text:list-level-style-bullet text:level="6" text:style-name="WW8Num22z0" style:num-suffix="." text:bullet-char="">
        <style:list-level-properties text:list-level-position-and-space-mode="label-alignment">
          <style:list-level-label-alignment text:label-followed-by="listtab" text:list-tab-stop-position="9.056cm" fo:text-indent="-0.635cm" fo:margin-left="9.05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0.326cm" fo:text-indent="-0.635cm" fo:margin-left="10.326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1.596cm" fo:text-indent="-0.635cm" fo:margin-left="11.596cm"/>
        </style:list-level-properties>
        <style:text-properties fo:font-family="'Courier New'" style:font-family-generic="modern" style:font-pitch="fixed"/>
      </text:list-level-style-bullet>
      <text:list-level-style-bullet text:level="9" text:style-name="WW8Num22z0" style:num-suffix="." text:bullet-char="">
        <style:list-level-properties text:list-level-position-and-space-mode="label-alignment">
          <style:list-level-label-alignment text:label-followed-by="listtab" text:list-tab-stop-position="12.866cm" fo:text-indent="-0.635cm" fo:margin-left="12.8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5cm" fo:text-indent="-0.801cm" fo:margin-left="2.05cm"/>
        </style:list-level-properties>
        <style:text-properties style:font-name="Symbol"/>
      </text:list-level-style-bullet>
      <text:list-level-style-number text:level="2" text:style-name="WW8Num25z1" style:num-suffix="." style:num-format="1">
        <style:list-level-properties text:list-level-position-and-space-mode="label-alignment">
          <style:list-level-label-alignment text:label-followed-by="listtab" text:list-tab-stop-position="0.499cm" fo:text-indent="-0.499cm" fo:margin-left="3.018cm"/>
        </style:list-level-properties>
      </text:list-level-style-number>
      <text:list-level-style-bullet text:level="3" text:style-name="WW8Num25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6.964cm" fo:text-indent="-0.635cm" fo:margin-left="6.964cm"/>
        </style:list-level-properties>
        <style:text-properties fo:font-family="'Courier New'" style:font-family-generic="modern" style:font-pitch="fixed"/>
      </text:list-level-style-bullet>
      <text:list-level-style-bullet text:level="6" text:style-name="WW8Num25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10.774cm" fo:text-indent="-0.635cm" fo:margin-left="10.774cm"/>
        </style:list-level-properties>
        <style:text-properties fo:font-family="'Courier New'" style:font-family-generic="modern" style:font-pitch="fixed"/>
      </text:list-level-style-bullet>
      <text:list-level-style-bullet text:level="9" text:style-name="WW8Num25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3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3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30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1.808cm" fo:text-indent="-0.635cm" fo:margin-left="1.808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436cm" fo:text-indent="-0.801cm" fo:margin-left="1.436cm"/>
        </style:list-level-properties>
        <style:text-properties style:font-name="Symbol"/>
      </text:list-level-style-bullet>
      <text:list-level-style-number text:level="2" text:style-name="WW8Num3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4" style:family="table">
      <style:table-properties style:width="17.027cm" fo:margin-left="0cm" fo:margin-right="-0.026cm" table:align="margins" style:writing-mode="lr-tb"/>
    </style:style>
    <style:style style:name="Tabella4.A" style:family="table-column">
      <style:table-column-properties style:column-width="4.353cm" style:rel-column-width="16755*"/>
    </style:style>
    <style:style style:name="Tabella4.B" style:family="table-column">
      <style:table-column-properties style:column-width="4.122cm" style:rel-column-width="15866*"/>
    </style:style>
    <style:style style:name="Tabella4.C" style:family="table-column">
      <style:table-column-properties style:column-width="3.671cm" style:rel-column-width="14128*"/>
    </style:style>
    <style:style style:name="Tabella4.D" style:family="table-column">
      <style:table-column-properties style:column-width="4.881cm" style:rel-column-width="18786*"/>
    </style:style>
    <style:style style:name="Tabella4.1" style:family="table-row">
      <style:table-row-properties style:keep-together="true" fo:keep-together="auto"/>
    </style:style>
    <style:style style:name="Tabella4.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ella4.D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ella4.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a4.B2" style:family="table-cell">
      <style:table-cell-properties style:vertical-align="top" fo:padding-left="0.123cm" fo:padding-right="0.123cm" fo:padding-top="0cm" fo:padding-bottom="0cm" fo:border="none" style:writing-mode="lr-tb"/>
    </style:style>
    <style:style style:name="Tabella4.D2"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ella4.A4"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4.B4"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a4.D4"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MP1" style:family="paragraph" style:parent-style-name="Footer">
      <style:text-properties style:font-name="Zurich XBlk BT" fo:font-size="8pt" style:font-size-asian="8pt" style:font-name-complex="Zurich XBlk BT"/>
    </style:style>
    <style:style style:name="MP2" style:family="paragraph" style:parent-style-name="Standard" style:master-page-name="">
      <style:paragraph-properties fo:margin-left="0cm" fo:margin-right="0cm" fo:text-align="start" style:justify-single-word="false" fo:orphans="2" fo:widows="2" fo:text-indent="0cm" style:auto-text-indent="false" style:page-number="auto"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MP3" style:family="paragraph" style:parent-style-name="Standard">
      <style:paragraph-properties fo:text-align="start" style:justify-single-word="false"/>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MP4" style:family="paragraph" style:parent-style-name="Normale">
      <style:paragraph-properties fo:text-align="center" style:justify-single-word="false" fo:hyphenation-ladder-count="no-limit"/>
      <style:text-properties style:font-name="Arial" fo:font-size="17pt" fo:font-weight="bold" style:font-size-asian="17pt" style:font-weight-asian="bold" style:font-size-complex="11pt" fo:hyphenate="false" fo:hyphenation-remain-char-count="2" fo:hyphenation-push-char-count="2"/>
    </style:style>
    <style:style style:name="MP5" style:family="paragraph" style:parent-style-name="Standard">
      <style:paragraph-properties fo:margin-left="2.251cm" fo:margin-right="0cm" fo:text-align="center" style:justify-single-word="false" fo:hyphenation-ladder-count="no-limit" fo:text-indent="-2.251cm" style:auto-text-indent="false">
        <style:tab-stops/>
      </style:paragraph-properties>
      <style:text-properties style:font-name="Arial" fo:font-size="11pt" style:font-size-asian="11pt" style:font-size-complex="11pt" fo:hyphenate="false" fo:hyphenation-remain-char-count="2" fo:hyphenation-push-char-count="2"/>
    </style:style>
    <style:style style:name="MP6" style:family="paragraph" style:parent-style-name="Standard">
      <style:paragraph-properties fo:margin-left="2.251cm" fo:margin-right="0cm" fo:text-align="center" style:justify-single-word="false" fo:hyphenation-ladder-count="no-limit" fo:text-indent="-2.251cm" style:auto-text-indent="false">
        <style:tab-stops/>
      </style:paragraph-properties>
      <style:text-properties style:font-name="Arial" fo:font-size="11pt" fo:font-style="italic" fo:font-weight="normal" style:font-size-asian="11pt" style:font-style-asian="italic" style:font-weight-asian="normal" style:font-size-complex="11pt" style:font-style-complex="italic" style:font-weight-complex="normal" fo:hyphenate="false" fo:hyphenation-remain-char-count="2" fo:hyphenation-push-char-count="2"/>
    </style:style>
    <style:style style:name="MP7" style:family="paragraph" style:parent-style-name="Standard">
      <style:paragraph-properties fo:text-align="justify" style:justify-single-word="false" style:snap-to-layout-grid="false"/>
      <style:text-properties style:font-name="Arial" fo:font-size="8pt" fo:font-style="italic" style:text-underline-style="none" style:font-size-asian="8pt" style:font-style-asian="italic" style:font-size-complex="8pt"/>
    </style:style>
    <style:style style:name="MP8" style:family="paragraph" style:parent-style-name="Standard">
      <style:paragraph-properties fo:text-align="justify" style:justify-single-word="false" style:snap-to-layout-grid="false"/>
      <style:text-properties style:font-name="Arial" fo:font-size="8pt" fo:font-style="italic" style:font-size-asian="8pt" style:font-style-asian="italic" style:font-size-complex="8pt"/>
    </style:style>
    <style:style style:name="MP9" style:family="paragraph" style:parent-style-name="Standard">
      <style:paragraph-properties fo:text-align="justify" style:justify-single-word="false" style:snap-to-layout-grid="false"/>
      <style:text-properties style:font-name="Arial" fo:font-size="8pt" fo:font-style="italic" fo:background-color="#ffff00" style:font-size-asian="8pt" style:font-style-asian="italic" style:font-size-complex="8pt"/>
    </style:style>
    <style:style style:name="MP10" style:family="paragraph" style:parent-style-name="Standard" style:master-page-name="">
      <style:paragraph-properties style:page-number="auto" fo:background-color="transparent">
        <style:tab-stops/>
        <style:background-image/>
      </style:paragraph-properties>
    </style:style>
    <style:style style:name="MP11" style:family="paragraph" style:parent-style-name="Standard">
      <style:paragraph-properties fo:background-color="transparent">
        <style:tab-stops/>
        <style:background-image/>
      </style:paragraph-properties>
    </style:style>
    <style:style style:name="MT1" style:family="text">
      <style:text-properties fo:letter-spacing="-0.005cm" fo:font-weight="bold" style:font-weight-asian="bold"/>
    </style:style>
    <style:style style:name="MT2" style:family="text">
      <style:text-properties fo:background-color="transparent"/>
    </style:style>
    <style:style style:name="M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1.981cm" fo:margin-left="0cm" fo:margin-right="0cm" fo:margin-top="1.882cm" style:dynamic-spacing="true"/>
      </style:footer-style>
    </style:page-layout>
    <style:page-layout style:name="Mpm2">
      <style:page-layout-properties fo:page-width="21.001cm" fo:page-height="29.7cm" style:num-format="1" style:print-orientation="portrait" fo:margin-top="1.199cm" fo:margin-bottom="1.19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002cm" fo:margin-bottom="0.499cm" style:dynamic-spacing="false"/>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Comune di Savona<text:tab/><text:tab/>Settore Pianificazione Territoriale e Sistemi Informativi</text:p>
        <text:p text:style-name="MP1"/>
        <text:p text:style-name="MP1"/>
      </style:footer>
    </style:master-page>
    <style:master-page style:name="First_20_Page" style:display-name="First Page" style:page-layout-name="Mpm2" style:next-style-name="Standard">
      <style:header>
        <text:p text:style-name="MP2"/>
        <text:p text:style-name="MP3"><draw:frame draw:style-name="Mfr1" draw:name="Immagine1" text:anchor-type="paragraph" svg:y="-0.852cm" svg:width="3.805cm" svg:height="2.166cm" draw:z-index="0"><draw:image xlink:href="Pictures/10000000000000A500000064294780F2.gif" xlink:type="simple" xlink:show="embed" xlink:actuate="onLoad"/></draw:frame></text:p>
        <text:p text:style-name="MP3"/>
        <text:p text:style-name="MP3"/>
        <text:p text:style-name="MP4">COMUNE di SAVONA</text:p>
        <text:p text:style-name="MP5"><text:bookmark text:name="nMyC69"/><text:span text:style-name="Car._20_predefinito_20_paragrafo"><text:span text:style-name="MT1">SETTORE 4 - PIANIFICAZIONE TERRITORIALE E SISTEMI INFORMATIVI</text:span></text:span></text:p>
        <text:p text:style-name="MP6"><text:span text:style-name="Car._20_predefinito_20_paragrafo"><text:span text:style-name="MT1">SPORTELLO UNICO PER L'EDILIZIA</text:span></text:span></text:p>
        <text:p text:style-name="MP3"/>
      </style:header>
      <style:header-left>
        <text:p text:style-name="Header_20_left"/>
      </style:header-left>
      <style:footer>
        <table:table table:name="Tabella4" table:style-name="Tabella4">
          <table:table-column table:style-name="Tabella4.A"/>
          <table:table-column table:style-name="Tabella4.B"/>
          <table:table-column table:style-name="Tabella4.C"/>
          <table:table-column table:style-name="Tabella4.D"/>
          <table:table-row table:style-name="Tabella4.1">
            <table:table-cell table:style-name="Tabella4.A1" table:number-columns-spanned="2" office:value-type="string">
              <text:p text:style-name="MP7">Settore Pianificazione Territoriale e Sistemi Informativi</text:p>
            </table:table-cell>
            <table:covered-table-cell/>
            <table:table-cell table:style-name="Tabella4.A1" office:value-type="string">
              <text:p text:style-name="MP7">Dirigente:</text:p>
            </table:table-cell>
            <table:table-cell table:style-name="Tabella4.D1" office:value-type="string">
              <text:p text:style-name="MP7">arch. Giovanna Macario</text:p>
            </table:table-cell>
          </table:table-row>
          <table:table-row table:style-name="Tabella4.1">
            <table:table-cell table:style-name="Tabella4.A2" office:value-type="string">
              <text:p text:style-name="MP8">corso Italia 19 <text:s/>- <text:s text:c="2"/>17100 Savona</text:p>
            </table:table-cell>
            <table:table-cell table:style-name="Tabella4.B2" office:value-type="string">
              <text:p text:style-name="MP8"/>
            </table:table-cell>
            <table:table-cell table:style-name="Tabella4.A2" office:value-type="string">
              <text:p text:style-name="MP8"/>
            </table:table-cell>
            <table:table-cell table:style-name="Tabella4.D2" office:value-type="string">
              <text:p text:style-name="MP9"/>
            </table:table-cell>
          </table:table-row>
          <table:table-row table:style-name="Tabella4.1">
            <table:table-cell table:style-name="Tabella4.A2" office:value-type="string">
              <text:p text:style-name="MP8">Posta certificata </text:p>
            </table:table-cell>
            <table:table-cell table:style-name="Tabella4.B2" office:value-type="string">
              <text:p text:style-name="MP8">posta@pec.comune.savona.it</text:p>
            </table:table-cell>
            <table:table-cell table:style-name="Tabella4.A2" office:value-type="string">
              <text:p text:style-name="MP8"/>
            </table:table-cell>
            <table:table-cell table:style-name="Tabella4.D2" office:value-type="string">
              <text:p text:style-name="MP8"/>
            </table:table-cell>
          </table:table-row>
          <table:table-row table:style-name="Tabella4.1">
            <table:table-cell table:style-name="Tabella4.A4" office:value-type="string">
              <text:p text:style-name="MP8"/>
            </table:table-cell>
            <table:table-cell table:style-name="Tabella4.B4" office:value-type="string">
              <text:p text:style-name="MP8">Tel. 019-831<text:span text:style-name="MT2">01</text:span></text:p>
            </table:table-cell>
            <table:table-cell table:style-name="Tabella4.A4" office:value-type="string">
              <text:p text:style-name="MP8">Orario:</text:p>
            </table:table-cell>
            <table:table-cell table:style-name="Tabella4.D4" office:value-type="string">
              <text:p text:style-name="MP8">Martedì e giovedì ore 10:00 - 12:30</text:p>
            </table:table-cell>
          </table:table-row>
        </table:table>
        <text:p text:style-name="MP10"/>
        <text:p text:style-name="MP11"/>
        <text:p text:style-name="MP11"/>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creation-date>2014-04-14T17:31:08.969000000</meta:creation-date>
    <dc:date>2019-12-09T15:06:55.86</dc:date>
    <meta:print-date>2013-02-20T09:35:00</meta:print-date>
    <meta:editing-cycles>52</meta:editing-cycles>
    <meta:editing-duration>PT4H34M12S</meta:editing-duration>
    <meta:generator>OpenOffice/4.0.0$Win32 OpenOffice.org_project/400m3$Build-9702</meta:generator>
    <meta:document-statistic meta:table-count="5" meta:image-count="1" meta:object-count="0" meta:page-count="2" meta:paragraph-count="49" meta:word-count="314" meta:character-count="2595"/>
  </office:meta>
</office:document-meta>
</file>